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Verdana, Helvetica, sans-serif"/>
    <style:font-face style:name="Poppins" svg:font-family="Poppins, serif"/>
    <style:font-face style:name="arial" svg:font-family="arial, sans-serif"/>
    <style:font-face style:name="arial1" svg:font-family="arial, sans-serif-light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283c" style:font-name="Arial1" fo:font-size="9.75pt" fo:letter-spacing="normal" fo:font-style="normal" fo:font-weight="bold"/>
    </style:style>
    <style:style style:name="P2" style:family="paragraph" style:parent-style-name="Standard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  <style:text-properties fo:font-variant="normal" fo:text-transform="none" fo:color="#00283c" style:font-name="Arial1" fo:font-size="13pt" fo:letter-spacing="normal" fo:font-style="normal" fo:font-weight="bold" style:font-size-asian="13pt" style:font-size-complex="13pt"/>
    </style:style>
    <style:style style:name="P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Verdana" fo:font-size="13pt" style:font-size-asian="13pt" style:font-size-complex="13pt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Verdana" fo:font-size="13pt" style:font-size-asian="13pt" style:font-size-complex="13pt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Verdana" fo:font-size="13pt" style:font-size-asian="13pt" style:font-size-complex="13pt"/>
    </style:style>
    <style:style style:name="P6" style:family="paragraph" style:parent-style-name="Heading_20_1">
      <style:text-properties fo:font-variant="normal" fo:text-transform="none" fo:color="#00283c" style:font-name="Arial1" fo:font-size="26pt" fo:letter-spacing="normal" fo:font-style="normal" fo:font-weight="bold" style:font-size-asian="26pt" style:font-size-complex="26pt"/>
    </style:style>
    <style:style style:name="P7" style:family="paragraph" style:parent-style-name="Standard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  <style:text-properties fo:font-variant="normal" fo:text-transform="none" fo:color="#00283c" style:font-name="Verdana" fo:font-size="13pt" fo:letter-spacing="normal" fo:font-style="normal" fo:font-weight="normal" style:font-size-asian="13pt" style:font-size-complex="13pt"/>
    </style:style>
    <style:style style:name="P8" style:family="paragraph" style:parent-style-name="Standard">
      <style:paragraph-properties fo:margin-left="0cm" fo:margin-right="0cm" fo:margin-top="0cm" fo:margin-bottom="0cm" fo:text-align="end" style:justify-single-word="false" fo:orphans="2" fo:widows="2" fo:text-indent="0cm" style:auto-text-indent="false" fo:padding="0cm" fo:border="none"/>
      <style:text-properties fo:font-variant="normal" fo:text-transform="none" fo:color="#222222" style:font-name="Verdana" fo:font-size="13pt" fo:letter-spacing="normal" fo:font-style="normal" fo:font-weight="normal" style:font-size-asian="13pt" style:font-size-complex="13pt"/>
    </style:style>
    <style:style style:name="T1" style:family="text">
      <style:text-properties fo:font-variant="normal" fo:text-transform="none" fo:color="#00283c" fo:font-size="16pt" fo:letter-spacing="normal" fo:font-style="normal" fo:font-weight="bold" style:font-size-asian="16pt" style:font-size-complex="16pt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aouzi M'Madi</text:h>
      <text:p text:style-name="P7">Winsiders - Agence web</text:p>
      <text:p text:style-name="P8">2 Rue Odette Jasse,</text:p>
      <text:p text:style-name="P8"><text:s/>13015 Marseille</text:p>
      <text:p text:style-name="P2"/>
      <text:p text:style-name="P1"/>
      <text:p text:style-name="P1"/>
      <text:p text:style-name="P1"/>
      <text:p text:style-name="P1"/>
      <text:p text:style-name="P4"><text:span text:style-name="T1">Objet : Demande de stage </text:span><text:line-break/><text:line-break/><text:span text:style-name="T2">Madame, Monsieur, <text:tab/><text:tab/><text:tab/><text:tab/><text:tab/><text:tab/> <text:s text:c="9"/>Marseille le 31/12</text:span><text:line-break/></text:p>
      <text:p text:style-name="P4"><text:line-break/><text:span text:style-name="T2">Je suis actuellement en formation de 8 mois à Passerelle Numérique à l’école de Centrale Marseille et je suis à la recherche d’un stage pratique, intégré dans ma formation, pour une durée de 1 mois qui sera du 25 février au 29 mars 2019. Étant passionné par le métier de développer web, je souhaiterais effectuer un stage dans votre entreprises.</text:span><text:span text:style-name="T4"><text:line-break/><text:line-break/>Aujourd'hui je souhaiterais approfondir mes connaissances dans le monde de l'informatique, donc je me suis tourné vers votre entreprise dont le secteur d'activités correspond parfaitement à mes aspirations professionnelles futures. Je serai honoré de pouvoir parfaire mes connaissances en intégrant votre équipe en tant que stagiaire.</text:span></text:p>
      <text:p text:style-name="P5"><text:line-break/>Sérieux<text:span text:style-name="T3"> et polyvalent, je serai ravi de pouvoir apporter mes compétences acquises au cours de cette formation ainsi que mon </text:span></text:p>
      <text:p text:style-name="P5"><text:span text:style-name="T3">profond enthousiasme à travailler à vos côtés.</text:span> <text:line-break/></text:p>
      <text:p text:style-name="P3"><text:span text:style-name="T2">Je me tiens à votre entière disposition pour tou</text:span><text:span text:style-name="T2">s renseignements complémentaires.</text:span><text:span text:style-name="T4"><text:line-break/></text:span><text:span text:style-name="T2">Dans l’attente de vous rencontrer, je vous prie d'agréer l'expression de mes respectueuses salutations.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Verdana, Helvetica, sans-serif"/>
    <style:font-face style:name="Poppins" svg:font-family="Poppins, serif"/>
    <style:font-face style:name="arial" svg:font-family="arial, sans-serif"/>
    <style:font-face style:name="arial1" svg:font-family="arial, sans-serif-light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1T17:09:16.41</meta:creation-date>
    <meta:editing-duration>PT18M38S</meta:editing-duration>
    <meta:editing-cycles>4</meta:editing-cycles>
    <meta:generator>OpenOffice/4.1.1$Win32 OpenOffice.org_project/411m6$Build-9775</meta:generator>
    <dc:date>2018-12-02T12:16:04.99</dc:date>
    <meta:document-statistic meta:table-count="0" meta:image-count="0" meta:object-count="0" meta:page-count="1" meta:paragraph-count="9" meta:word-count="180" meta:character-count="1191"/>
  </office:meta>
</office:document-meta>
</file>